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none" fo:font-weight="bold" officeooo:rsid="0078a0ea" officeooo:paragraph-rsid="00085f06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1f6b0b" officeooo:paragraph-rsid="00085f06" style:font-size-asian="19.25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60pt" style:text-underline-style="solid" style:text-underline-width="auto" style:text-underline-color="font-color" fo:font-weight="bold" officeooo:rsid="001e2a20" officeooo:paragraph-rsid="00085f06" style:font-size-asian="60pt" style:font-weight-asian="bold" style:font-size-complex="6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1e2a20" officeooo:paragraph-rsid="00085f06" style:font-size-asian="36pt" style:font-weight-asian="bold" style:font-size-complex="36pt" style:font-weight-complex="bold"/>
    </style:style>
    <style:style style:name="T1" style:family="text">
      <style:text-properties officeooo:rsid="001fd266"/>
    </style:style>
    <style:style style:name="T2" style:family="text">
      <style:text-properties officeooo:rsid="00085f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>WORDPRESS</text:p>
      <text:p text:style-name="P4">INTRODUCTION</text:p>
      <text:p text:style-name="P2">Create a <text:span text:style-name="T1">custom</text:span> theme</text:p>
      <text:p text:style-name="P1">Part <text:span text:style-name="T2">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1T20:47:28.271588345</meta:creation-date>
    <dc:date>2018-07-31T20:48:14.890706926</dc:date>
    <meta:editing-duration>PT46S</meta:editing-duration>
    <meta:editing-cycles>1</meta:editing-cycles>
    <meta:document-statistic meta:table-count="0" meta:image-count="0" meta:object-count="0" meta:page-count="1" meta:paragraph-count="4" meta:word-count="8" meta:character-count="48" meta:non-whitespace-character-count="44"/>
    <meta:generator>LibreOffice/6.0.3.2$Linux_X86_64 LibreOffice_project/00m0$Build-2</meta:generator>
  </office:meta>
</office:document-meta>
</file>